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41cm" svg:height="1.715cm" svg:x="4.129cm" svg:y="3.132cm" svg:viewBox="0 0 1742 1716" svg:d="M863 1217c305 28 507-91 465-289s-182-446-444-441-419 131-477 333 151 369 456 397zM1741 769c21 456-277 892-915 942s-856-322-823-784 457-873 932-923c474-49 785 309 806 76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7:27.349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